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bd5a7"/>
    </style:style>
    <style:style style:name="T2" style:family="text">
      <style:text-properties officeooo:rsid="001d6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imado <text:span text:style-name="T1">cliente:</text:span></text:p>
      <text:p text:style-name="Text_20_body">El próximo día 27 de junio vamos a celebrar una fiesta para conmemorar el 1º aniversario de nuestra compañía. A lo largo de nuestro periplo ha habido mejores y peores épocas pero hemos logrado mantenernos como uno de los principales competidores en un sector tan competido como el nuestro.</text:p>
      <text:p text:style-name="Text_20_body">Han sido clientes como usted los que nos han permitido llegar a cumplir 1 años de andadura empresarial y por este motivo queremos invitarle a usted y a otra persona como acompañante al evento que tendrá lugar a las 20:00 horas en el día antes indicado en la sala Excellence del Hotel Grand Embassador.</text:p>
      <text:p text:style-name="Text_20_body">En dicho evento se celebrará un cóctel de bienvenida inicial con una breve presentación a cargo de nuestro presidente tras lo cual se ofrecerá una cena y tras la misma se pasará a otra sala con música y barra libre de primeras marcas.</text:p>
      <text:p text:style-name="Text_20_body">Rogamos nos confirme su asistencia y el nombre y apellidos de su acompañante en el menor tiempo posible. También le remitiremos los posibles menús para que elijan el que desee en función de sus preferenicas y/o intolerancias alimentarias. 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0T18:03:09.578732271</meta:creation-date>
    <dc:date>2019-11-20T18:14:28.562297846</dc:date>
    <dc:creator>I116-05 </dc:creator>
    <meta:editing-duration>PT11M18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6" meta:word-count="186" meta:character-count="1081" meta:non-whitespace-character-count="898"/>
  </office:meta>
</office:document-meta>
</file>